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\#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GB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content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Gbit/s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table:number-columns-repeated="2"/>
          <table:table-cell table:style-name="Default" office:value-type="string" calcext:value-type="string">
            <text:p>\$/h</text:p>
          </table:table-cell>
        </table:table-row>
        <table:table-row table:style-name="ro1">
          <table:table-cell/>
          <table:table-cell office:value-type="string" calcext:value-type="string">
            <text:p>c5n.18</text:p>
          </table:table-cell>
          <table:table-cell office:value-type="float" office:value="72" calcext:value-type="float">
            <text:p>72</text:p>
          </table:table-cell>
          <table:table-cell table:formula="of:=CONCATENATE(&quot;\tcp&quot;; ROUND([.F3] * 100; -1))" office:value-type="string" office:string-value="\tcp80" calcext:value-type="string">
            <text:p>\tcp80</text:p>
          </table:table-cell>
          <table:table-cell table:formula="of:=[.C3]/[.$Y3]" office:value-type="float" office:value="18.5185185185185" calcext:value-type="float">
            <text:p>18.5</text:p>
          </table:table-cell>
          <table:table-cell table:formula="of:= [.E3] / [.E$19]" office:value-type="float" office:value="0.787037037037036" calcext:value-type="float">
            <text:p>0.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&quot;; ROUND([.K3] * 100; -1))" office:value-type="string" office:string-value="\tcp30" calcext:value-type="string">
            <text:p>\tcp30</text:p>
          </table:table-cell>
          <table:table-cell table:formula="of:=[.H3]/[.$Y3]" office:value-type="float" office:value="49.3827160493827" calcext:value-type="float">
            <text:p>49.4</text:p>
          </table:table-cell>
          <table:table-cell table:formula="of:= [.J3] / [.J$19]" office:value-type="float" office:value="0.337583485124469" calcext:value-type="float">
            <text:p>0.3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3]); CONCATENATE([.M3]; &quot;\texttimes&quot;; ROUND([.N3]; 1)); &quot;-&quot;)" office:value-type="string" office:string-value="-" calcext:value-type="string">
            <text:p>-</text:p>
          </table:table-cell>
          <table:table-cell table:formula="of:=IF(ISNUMBER([.R3]); CONCATENATE(&quot;\tcp&quot;; ROUND([.R3] * 100; -1)); &quot;\tcpi&quot;)" office:value-type="string" office:string-value="\tcpi" calcext:value-type="string">
            <text:p>\tcpi</text:p>
          </table:table-cell>
          <table:table-cell table:formula="of:=IF(AND(ISNUMBER([.N3]); ISNUMBER([.M3])); [.M3] * [.N3] / 1000 / [.$Y3]; &quot;-&quot;)" office:value-type="string" office:string-value="-" calcext:value-type="string">
            <text:p>-</text:p>
          </table:table-cell>
          <table:table-cell table:formula="of:= IF(ISNUMBER([.Q3]); [.Q3] / [.Q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3] * 100; -1))" office:value-type="string" office:string-value="\tcp100" calcext:value-type="string">
            <text:p>\tcp100</text:p>
          </table:table-cell>
          <table:table-cell table:formula="of:=[.T3]/[.$Y3]" office:value-type="float" office:value="25.7201646090535" calcext:value-type="float">
            <text:p>25.7</text:p>
          </table:table-cell>
          <table:table-cell table:formula="of:= [.V3] / [.V$19]" office:value-type="float" office:value="1" calcext:value-type="float">
            <text:p>1.0</text:p>
          </table:table-cell>
          <table:table-cell/>
          <table:table-cell office:value-type="float" office:value="3.888" calcext:value-type="float">
            <text:p>3.89</text:p>
          </table:table-cell>
        </table:table-row>
        <table:table-row table:style-name="ro1">
          <table:table-cell/>
          <table:table-cell office:value-type="string" calcext:value-type="string">
            <text:p>c5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4] * 100; -1))" office:value-type="string" office:string-value="\tcp100" calcext:value-type="string">
            <text:p>\tcp100</text:p>
          </table:table-cell>
          <table:table-cell table:formula="of:=[.C4]/[.$Y4]" office:value-type="float" office:value="23.5294117647059" calcext:value-type="float">
            <text:p>23.5</text:p>
          </table:table-cell>
          <table:table-cell table:formula="of:= [.E4] / [.E$19]" office:value-type="float" office:value="1" calcext:value-type="float">
            <text:p>1.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&quot;; ROUND([.K4] * 100; -1))" office:value-type="string" office:string-value="\tcp30" calcext:value-type="string">
            <text:p>\tcp30</text:p>
          </table:table-cell>
          <table:table-cell table:formula="of:=[.H4]/[.$Y4]" office:value-type="float" office:value="47.0588235294118" calcext:value-type="float">
            <text:p>47.1</text:p>
          </table:table-cell>
          <table:table-cell table:formula="of:= [.J4] / [.J$19]" office:value-type="float" office:value="0.321697203471553" calcext:value-type="float">
            <text:p>0.3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4]); CONCATENATE([.M4]; &quot;\texttimes&quot;; ROUND([.N4]; 1)); &quot;-&quot;)" office:value-type="string" office:string-value="-" calcext:value-type="string">
            <text:p>-</text:p>
          </table:table-cell>
          <table:table-cell table:formula="of:=IF(ISNUMBER([.R4]); CONCATENATE(&quot;\tcp&quot;; ROUND([.R4] * 100; -1)); &quot;\tcpi&quot;)" office:value-type="string" office:string-value="\tcpi" calcext:value-type="string">
            <text:p>\tcpi</text:p>
          </table:table-cell>
          <table:table-cell table:formula="of:=IF(AND(ISNUMBER([.N4]); ISNUMBER([.M4])); [.M4] * [.N4] / [.$Y4]; &quot;-&quot;)" office:value-type="string" office:string-value="-" calcext:value-type="string">
            <text:p>-</text:p>
          </table:table-cell>
          <table:table-cell table:formula="of:= IF(ISNUMBER([.Q4]); [.Q4] / [.Q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4] * 100; -1))" office:value-type="string" office:string-value="\tcp20" calcext:value-type="string">
            <text:p>\tcp20</text:p>
          </table:table-cell>
          <table:table-cell table:formula="of:=[.T4]/[.$Y4]" office:value-type="float" office:value="6.12745098039216" calcext:value-type="float">
            <text:p>6.1</text:p>
          </table:table-cell>
          <table:table-cell table:formula="of:= [.V4] / [.V$19]" office:value-type="float" office:value="0.238235294117647" calcext:value-type="float">
            <text:p>0.2</text:p>
          </table:table-cell>
          <table:table-cell/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string" calcext:value-type="string">
            <text:p>z1d.12</text:p>
          </table:table-cell>
          <table:table-cell office:value-type="float" office:value="48" calcext:value-type="float">
            <text:p>48</text:p>
          </table:table-cell>
          <table:table-cell table:formula="of:=CONCATENATE(&quot;\tcp&quot;; ROUND([.F5] * 100; -1))" office:value-type="string" office:string-value="\tcp50" calcext:value-type="string">
            <text:p>\tcp50</text:p>
          </table:table-cell>
          <table:table-cell table:formula="of:=[.C5]/[.$Y5]" office:value-type="float" office:value="10.752688172043" calcext:value-type="float">
            <text:p>10.8</text:p>
          </table:table-cell>
          <table:table-cell table:formula="of:= [.E5] / [.E$19]" office:value-type="float" office:value="0.456989247311827" calcext:value-type="float">
            <text:p>0.5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&quot;; ROUND([.K5] * 100; -1))" office:value-type="string" office:string-value="\tcp60" calcext:value-type="string">
            <text:p>\tcp60</text:p>
          </table:table-cell>
          <table:table-cell table:formula="of:=[.H5]/[.$Y5]" office:value-type="float" office:value="86.0215053763441" calcext:value-type="float">
            <text:p>86.0</text:p>
          </table:table-cell>
          <table:table-cell table:formula="of:= [.J5] / [.J$19]" office:value-type="float" office:value="0.58804865150714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IF(ISNUMBER([.N5]); CONCATENATE([.M5]; &quot;\texttimes&quot;; ROUND([.N5]; 1)); &quot;-&quot;)" office:value-type="string" office:string-value="2\texttimes0.9" calcext:value-type="string">
            <text:p>2\texttimes0.9</text:p>
          </table:table-cell>
          <table:table-cell table:formula="of:=IF(ISNUMBER([.R5]); CONCATENATE(&quot;\tcp&quot;; ROUND([.R5] * 100; -1)); &quot;\tcpi&quot;)" office:value-type="string" office:string-value="\tcp10" calcext:value-type="string">
            <text:p>\tcp10</text:p>
          </table:table-cell>
          <table:table-cell table:formula="of:=IF(AND(ISNUMBER([.N5]); ISNUMBER([.M5])); [.M5] * [.N5] / [.$Y5]; &quot;-&quot;)" office:value-type="float" office:value="0.403225806451613" calcext:value-type="float">
            <text:p>0.40</text:p>
          </table:table-cell>
          <table:table-cell table:formula="of:= IF(ISNUMBER([.Q5]); [.Q5] / [.Q$19]; &quot;&quot;)" office:value-type="float" office:value="0.0729032258064517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5] * 100; -1))" office:value-type="string" office:string-value="\tcp20" calcext:value-type="string">
            <text:p>\tcp20</text:p>
          </table:table-cell>
          <table:table-cell table:formula="of:=[.T5]/[.$Y5]" office:value-type="float" office:value="5.60035842293907" calcext:value-type="float">
            <text:p>5.6</text:p>
          </table:table-cell>
          <table:table-cell table:formula="of:= [.V5] / [.V$19]" office:value-type="float" office:value="0.217741935483871" calcext:value-type="float">
            <text:p>0.2</text:p>
          </table:table-cell>
          <table:table-cell/>
          <table:table-cell office:value-type="float" office:value="4.464" calcext:value-type="float">
            <text:p>4.46</text:p>
          </table:table-cell>
        </table:table-row>
        <table:table-row table:style-name="ro1">
          <table:table-cell/>
          <table:table-cell office:value-type="string" calcext:value-type="string">
            <text:p>c5d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6] * 100; -1))" office:value-type="string" office:string-value="\tcp90" calcext:value-type="string">
            <text:p>\tcp90</text:p>
          </table:table-cell>
          <table:table-cell table:formula="of:=[.C6]/[.$Y6]" office:value-type="float" office:value="20.8333333333333" calcext:value-type="float">
            <text:p>20.8</text:p>
          </table:table-cell>
          <table:table-cell table:formula="of:= [.E6] / [.E$19]" office:value-type="float" office:value="0.885416666666665" calcext:value-type="float">
            <text:p>0.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&quot;; ROUND([.K6] * 100; -1))" office:value-type="string" office:string-value="\tcp30" calcext:value-type="string">
            <text:p>\tcp30</text:p>
          </table:table-cell>
          <table:table-cell table:formula="of:=[.H6]/[.$Y6]" office:value-type="float" office:value="41.6666666666667" calcext:value-type="float">
            <text:p>41.7</text:p>
          </table:table-cell>
          <table:table-cell table:formula="of:= [.J6] / [.J$19]" office:value-type="float" office:value="0.284836065573771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N6]); CONCATENATE([.M6]; &quot;\texttimes&quot;; ROUND([.N6]; 1)); &quot;-&quot;)" office:value-type="string" office:string-value="4\texttimes0.9" calcext:value-type="string">
            <text:p>4\texttimes0.9</text:p>
          </table:table-cell>
          <table:table-cell table:formula="of:=IF(ISNUMBER([.R6]); CONCATENATE(&quot;\tcp&quot;; ROUND([.R6] * 100; -1)); &quot;\tcpi&quot;)" office:value-type="string" office:string-value="\tcp10" calcext:value-type="string">
            <text:p>\tcp10</text:p>
          </table:table-cell>
          <table:table-cell table:formula="of:=IF(AND(ISNUMBER([.N6]); ISNUMBER([.M6])); [.M6] * [.N6] / [.$Y6]; &quot;-&quot;)" office:value-type="float" office:value="0.78125" calcext:value-type="float">
            <text:p>0.78</text:p>
          </table:table-cell>
          <table:table-cell table:formula="of:= IF(ISNUMBER([.Q6]); [.Q6] / [.Q$19]; &quot;&quot;)" office:value-type="float" office:value="0.14125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6] * 100; -1))" office:value-type="string" office:string-value="\tcp20" calcext:value-type="string">
            <text:p>\tcp20</text:p>
          </table:table-cell>
          <table:table-cell table:formula="of:=[.T6]/[.$Y6]" office:value-type="float" office:value="5.42534722222222" calcext:value-type="float">
            <text:p>5.4</text:p>
          </table:table-cell>
          <table:table-cell table:formula="of:= [.V6] / [.V$19]" office:value-type="float" office:value="0.2109375" calcext:value-type="float">
            <text:p>0.2</text:p>
          </table:table-cell>
          <table:table-cell/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m5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7] * 100; -1))" office:value-type="string" office:string-value="\tcp90" calcext:value-type="string">
            <text:p>\tcp90</text:p>
          </table:table-cell>
          <table:table-cell table:formula="of:=[.C7]/[.$Y7]" office:value-type="float" office:value="20.8333333333333" calcext:value-type="float">
            <text:p>20.8</text:p>
          </table:table-cell>
          <table:table-cell table:formula="of:= [.E7] / [.E$19]" office:value-type="float" office:value="0.885416666666665" calcext:value-type="float">
            <text:p>0.9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&quot;; ROUND([.K7] * 100; -1))" office:value-type="string" office:string-value="\tcp60" calcext:value-type="string">
            <text:p>\tcp60</text:p>
          </table:table-cell>
          <table:table-cell table:formula="of:=[.H7]/[.$Y7]" office:value-type="float" office:value="83.3333333333333" calcext:value-type="float">
            <text:p>83.3</text:p>
          </table:table-cell>
          <table:table-cell table:formula="of:= [.J7] / [.J$19]" office:value-type="float" office:value="0.569672131147541" calcext:value-type="float">
            <text:p>0.6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7]); CONCATENATE([.M7]; &quot;\texttimes&quot;; ROUND([.N7]; 1)); &quot;-&quot;)" office:value-type="string" office:string-value="-" calcext:value-type="string">
            <text:p>-</text:p>
          </table:table-cell>
          <table:table-cell table:formula="of:=IF(ISNUMBER([.R7]); CONCATENATE(&quot;\tcp&quot;; ROUND([.R7] * 100; -1)); &quot;\tcpi&quot;)" office:value-type="string" office:string-value="\tcpi" calcext:value-type="string">
            <text:p>\tcpi</text:p>
          </table:table-cell>
          <table:table-cell table:formula="of:=IF(AND(ISNUMBER([.N7]); ISNUMBER([.M7])); [.M7] * [.N7] / [.$Y7]; &quot;-&quot;)" office:value-type="string" office:string-value="-" calcext:value-type="string">
            <text:p>-</text:p>
          </table:table-cell>
          <table:table-cell table:formula="of:= IF(ISNUMBER([.Q7]); [.Q7] / [.Q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7] * 100; -1))" office:value-type="string" office:string-value="\tcp20" calcext:value-type="string">
            <text:p>\tcp20</text:p>
          </table:table-cell>
          <table:table-cell table:formula="of:=[.T7]/[.$Y7]" office:value-type="float" office:value="5.42534722222222" calcext:value-type="float">
            <text:p>5.4</text:p>
          </table:table-cell>
          <table:table-cell table:formula="of:= [.V7] / [.V$19]" office:value-type="float" office:value="0.2109375" calcext:value-type="float">
            <text:p>0.2</text:p>
          </table:table-cell>
          <table:table-cell/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i3.16</text:p>
          </table:table-cell>
          <table:table-cell office:value-type="float" office:value="64" calcext:value-type="float">
            <text:p>64</text:p>
          </table:table-cell>
          <table:table-cell table:formula="of:=CONCATENATE(&quot;\tcp&quot;; ROUND([.F8] * 100; -1))" office:value-type="string" office:string-value="\tcp50" calcext:value-type="string">
            <text:p>\tcp50</text:p>
          </table:table-cell>
          <table:table-cell table:formula="of:=[.C8]/[.$Y8]" office:value-type="float" office:value="12.8205128205128" calcext:value-type="float">
            <text:p>12.8</text:p>
          </table:table-cell>
          <table:table-cell table:formula="of:= [.E8] / [.E$19]" office:value-type="float" office:value="0.544871794871794" calcext:value-type="float">
            <text:p>0.5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CONCATENATE(&quot;\tcp&quot;; ROUND([.K8] * 100; -1))" office:value-type="string" office:string-value="\tcp70" calcext:value-type="string">
            <text:p>\tcp70</text:p>
          </table:table-cell>
          <table:table-cell table:formula="of:=[.H8]/[.$Y8]" office:value-type="float" office:value="97.7564102564103" calcext:value-type="float">
            <text:p>97.8</text:p>
          </table:table-cell>
          <table:table-cell table:formula="of:= [.J8] / [.J$19]" office:value-type="float" office:value="0.668269230769232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table:formula="of:=IF(ISNUMBER([.N8]); CONCATENATE([.M8]; &quot;\texttimes&quot;; ROUND([.N8]; 1)); &quot;-&quot;)" office:value-type="string" office:string-value="8\texttimes1.9" calcext:value-type="string">
            <text:p>8\texttimes1.9</text:p>
          </table:table-cell>
          <table:table-cell table:formula="of:=IF(ISNUMBER([.R8]); CONCATENATE(&quot;\tcp&quot;; ROUND([.R8] * 100; -1)); &quot;\tcpi&quot;)" office:value-type="string" office:string-value="\tcp60" calcext:value-type="string">
            <text:p>\tcp60</text:p>
          </table:table-cell>
          <table:table-cell table:formula="of:=IF(AND(ISNUMBER([.N8]); ISNUMBER([.M8])); [.M8] * [.N8] / [.$Y8]; &quot;-&quot;)" office:value-type="float" office:value="3.04487179487179" calcext:value-type="float">
            <text:p>3.04</text:p>
          </table:table-cell>
          <table:table-cell table:formula="of:= IF(ISNUMBER([.Q8]); [.Q8] / [.Q$19]; &quot;&quot;)" office:value-type="float" office:value="0.55051282051282" calcext:value-type="float">
            <text:p>0.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8] * 100; -1))" office:value-type="string" office:string-value="\tcp20" calcext:value-type="string">
            <text:p>\tcp20</text:p>
          </table:table-cell>
          <table:table-cell table:formula="of:=[.T8]/[.$Y8]" office:value-type="float" office:value="5.00801282051282" calcext:value-type="float">
            <text:p>5.0</text:p>
          </table:table-cell>
          <table:table-cell table:formula="of:= [.V8] / [.V$19]" office:value-type="float" office:value="0.194711538461538" calcext:value-type="float">
            <text:p>0.2</text:p>
          </table:table-cell>
          <table:table-cell/>
          <table:table-cell office:value-type="float" office:value="4.992" calcext:value-type="float">
            <text:p>4.99</text:p>
          </table:table-cell>
        </table:table-row>
        <table:table-row table:style-name="ro1">
          <table:table-cell/>
          <table:table-cell office:value-type="string" calcext:value-type="string">
            <text:p>m5d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9] * 100; -1))" office:value-type="string" office:string-value="\tcp80" calcext:value-type="string">
            <text:p>\tcp80</text:p>
          </table:table-cell>
          <table:table-cell table:formula="of:=[.C9]/[.$Y9]" office:value-type="float" office:value="17.6991150442478" calcext:value-type="float">
            <text:p>17.7</text:p>
          </table:table-cell>
          <table:table-cell table:formula="of:= [.E9] / [.E$19]" office:value-type="float" office:value="0.752212389380531" calcext:value-type="float">
            <text:p>0.8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&quot;; ROUND([.K9] * 100; -1))" office:value-type="string" office:string-value="\tcp50" calcext:value-type="string">
            <text:p>\tcp50</text:p>
          </table:table-cell>
          <table:table-cell table:formula="of:=[.H9]/[.$Y9]" office:value-type="float" office:value="70.7964601769911" calcext:value-type="float">
            <text:p>70.8</text:p>
          </table:table-cell>
          <table:table-cell table:formula="of:= [.J9] / [.J$19]" office:value-type="float" office:value="0.483969244160743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N9]); CONCATENATE([.M9]; &quot;\texttimes&quot;; ROUND([.N9]; 1)); &quot;-&quot;)" office:value-type="string" office:string-value="4\texttimes0.9" calcext:value-type="string">
            <text:p>4\texttimes0.9</text:p>
          </table:table-cell>
          <table:table-cell table:formula="of:=IF(ISNUMBER([.R9]); CONCATENATE(&quot;\tcp&quot;; ROUND([.R9] * 100; -1)); &quot;\tcpi&quot;)" office:value-type="string" office:string-value="\tcp10" calcext:value-type="string">
            <text:p>\tcp10</text:p>
          </table:table-cell>
          <table:table-cell table:formula="of:=IF(AND(ISNUMBER([.N9]); ISNUMBER([.M9])); [.M9] * [.N9] / [.$Y9]; &quot;-&quot;)" office:value-type="float" office:value="0.663716814159292" calcext:value-type="float">
            <text:p>0.66</text:p>
          </table:table-cell>
          <table:table-cell table:formula="of:= IF(ISNUMBER([.Q9]); [.Q9] / [.Q$19]; &quot;&quot;)" office:value-type="float" office:value="0.12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9] * 100; -1))" office:value-type="string" office:string-value="\tcp20" calcext:value-type="string">
            <text:p>\tcp20</text:p>
          </table:table-cell>
          <table:table-cell table:formula="of:=[.T9]/[.$Y9]" office:value-type="float" office:value="4.60914454277286" calcext:value-type="float">
            <text:p>4.6</text:p>
          </table:table-cell>
          <table:table-cell table:formula="of:= [.V9] / [.V$19]" office:value-type="float" office:value="0.179203539823009" calcext:value-type="float">
            <text:p>0.2</text:p>
          </table:table-cell>
          <table:table-cell/>
          <table:table-cell office:value-type="float" office:value="5.424" calcext:value-type="float">
            <text:p>5.42</text:p>
          </table:table-cell>
        </table:table-row>
        <table:table-row table:style-name="ro1">
          <table:table-cell/>
          <table:table-cell office:value-type="string" calcext:value-type="string">
            <text:p>m5n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0] * 100; -1))" office:value-type="string" office:string-value="\tcp70" calcext:value-type="string">
            <text:p>\tcp70</text:p>
          </table:table-cell>
          <table:table-cell table:formula="of:=[.C10]/[.$Y10]" office:value-type="float" office:value="16.8067226890756" calcext:value-type="float">
            <text:p>16.8</text:p>
          </table:table-cell>
          <table:table-cell table:formula="of:= [.E10] / [.E$19]" office:value-type="float" office:value="0.714285714285712" calcext:value-type="float">
            <text:p>0.7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&quot;; ROUND([.K10] * 100; -1))" office:value-type="string" office:string-value="\tcp50" calcext:value-type="string">
            <text:p>\tcp50</text:p>
          </table:table-cell>
          <table:table-cell table:formula="of:=[.H10]/[.$Y10]" office:value-type="float" office:value="67.2268907563025" calcext:value-type="float">
            <text:p>67.2</text:p>
          </table:table-cell>
          <table:table-cell table:formula="of:= [.J10] / [.J$19]" office:value-type="float" office:value="0.45956743353079" calcext:value-type="float">
            <text:p>0.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10]); CONCATENATE([.M10]; &quot;\texttimes&quot;; ROUND([.N10]; 1)); &quot;-&quot;)" office:value-type="string" office:string-value="-" calcext:value-type="string">
            <text:p>-</text:p>
          </table:table-cell>
          <table:table-cell table:formula="of:=IF(ISNUMBER([.R10]); CONCATENATE(&quot;\tcp&quot;; ROUND([.R10] * 100; -1)); &quot;\tcpi&quot;)" office:value-type="string" office:string-value="\tcpi" calcext:value-type="string">
            <text:p>\tcpi</text:p>
          </table:table-cell>
          <table:table-cell table:formula="of:=IF(AND(ISNUMBER([.N10]); ISNUMBER([.M10])); [.M10] * [.N10] / [.$Y10]; &quot;-&quot;)" office:value-type="string" office:string-value="-" calcext:value-type="string">
            <text:p>-</text:p>
          </table:table-cell>
          <table:table-cell table:formula="of:= IF(ISNUMBER([.Q10]); [.Q10] / [.Q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10] * 100; -1))" office:value-type="string" office:string-value="\tcp70" calcext:value-type="string">
            <text:p>\tcp70</text:p>
          </table:table-cell>
          <table:table-cell table:formula="of:=[.T10]/[.$Y10]" office:value-type="float" office:value="17.5070028011205" calcext:value-type="float">
            <text:p>17.5</text:p>
          </table:table-cell>
          <table:table-cell table:formula="of:= [.V10] / [.V$19]" office:value-type="float" office:value="0.680672268907565" calcext:value-type="float">
            <text:p>0.7</text:p>
          </table:table-cell>
          <table:table-cell/>
          <table:table-cell office:value-type="float" office:value="5.712" calcext:value-type="float">
            <text:p>5.71</text:p>
          </table:table-cell>
        </table:table-row>
        <table:table-row table:style-name="ro1">
          <table:table-cell/>
          <table:table-cell office:value-type="string" calcext:value-type="string">
            <text:p>r5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1] * 100; -1))" office:value-type="string" office:string-value="\tcp70" calcext:value-type="string">
            <text:p>\tcp70</text:p>
          </table:table-cell>
          <table:table-cell table:formula="of:=[.C11]/[.$Y11]" office:value-type="float" office:value="15.8730158730159" calcext:value-type="float">
            <text:p>15.9</text:p>
          </table:table-cell>
          <table:table-cell table:formula="of:= [.E11] / [.E$19]" office:value-type="float" office:value="0.674603174603175" calcext:value-type="float">
            <text:p>0.7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&quot;; ROUND([.K11] * 100; -1))" office:value-type="string" office:string-value="\tcp90" calcext:value-type="string">
            <text:p>\tcp90</text:p>
          </table:table-cell>
          <table:table-cell table:formula="of:=[.H11]/[.$Y11]" office:value-type="float" office:value="126.984126984127" calcext:value-type="float">
            <text:p>127.0</text:p>
          </table:table-cell>
          <table:table-cell table:formula="of:= [.J11] / [.J$19]" office:value-type="float" office:value="0.868071818891492" calcext:value-type="float">
            <text:p>0.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11]); CONCATENATE([.M11]; &quot;\texttimes&quot;; ROUND([.N11]; 1)); &quot;-&quot;)" office:value-type="string" office:string-value="-" calcext:value-type="string">
            <text:p>-</text:p>
          </table:table-cell>
          <table:table-cell table:formula="of:=IF(ISNUMBER([.R11]); CONCATENATE(&quot;\tcp&quot;; ROUND([.R11] * 100; -1)); &quot;\tcpi&quot;)" office:value-type="string" office:string-value="\tcpi" calcext:value-type="string">
            <text:p>\tcpi</text:p>
          </table:table-cell>
          <table:table-cell table:formula="of:=IF(AND(ISNUMBER([.N11]); ISNUMBER([.M11])); [.M11] * [.N11] / [.$Y11]; &quot;-&quot;)" office:value-type="string" office:string-value="-" calcext:value-type="string">
            <text:p>-</text:p>
          </table:table-cell>
          <table:table-cell table:formula="of:= IF(ISNUMBER([.Q11]); [.Q11] / [.Q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11] * 100; -1))" office:value-type="string" office:string-value="\tcp20" calcext:value-type="string">
            <text:p>\tcp20</text:p>
          </table:table-cell>
          <table:table-cell table:formula="of:=[.T11]/[.$Y11]" office:value-type="float" office:value="4.13359788359788" calcext:value-type="float">
            <text:p>4.1</text:p>
          </table:table-cell>
          <table:table-cell table:formula="of:= [.V11] / [.V$19]" office:value-type="float" office:value="0.160714285714286" calcext:value-type="float">
            <text:p>0.2</text:p>
          </table:table-cell>
          <table:table-cell/>
          <table:table-cell office:value-type="float" office:value="6.048" calcext:value-type="float">
            <text:p>6.05</text:p>
          </table:table-cell>
        </table:table-row>
        <table:table-row table:style-name="ro1">
          <table:table-cell/>
          <table:table-cell office:value-type="string" calcext:value-type="string">
            <text:p>m5dn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2] * 100; -1))" office:value-type="string" office:string-value="\tcp60" calcext:value-type="string">
            <text:p>\tcp60</text:p>
          </table:table-cell>
          <table:table-cell table:formula="of:=[.C12]/[.$Y12]" office:value-type="float" office:value="14.7058823529412" calcext:value-type="float">
            <text:p>14.7</text:p>
          </table:table-cell>
          <table:table-cell table:formula="of:= [.E12] / [.E$19]" office:value-type="float" office:value="0.625000000000001" calcext:value-type="float">
            <text:p>0.6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&quot;; ROUND([.K12] * 100; -1))" office:value-type="string" office:string-value="\tcp40" calcext:value-type="string">
            <text:p>\tcp40</text:p>
          </table:table-cell>
          <table:table-cell table:formula="of:=[.H12]/[.$Y12]" office:value-type="float" office:value="58.8235294117647" calcext:value-type="float">
            <text:p>58.8</text:p>
          </table:table-cell>
          <table:table-cell table:formula="of:= [.J12] / [.J$19]" office:value-type="float" office:value="0.402121504339441" calcext:value-type="float">
            <text:p>0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N12]); CONCATENATE([.M12]; &quot;\texttimes&quot;; ROUND([.N12]; 1)); &quot;-&quot;)" office:value-type="string" office:string-value="4\texttimes0.9" calcext:value-type="string">
            <text:p>4\texttimes0.9</text:p>
          </table:table-cell>
          <table:table-cell table:formula="of:=IF(ISNUMBER([.R12]); CONCATENATE(&quot;\tcp&quot;; ROUND([.R12] * 100; -1)); &quot;\tcpi&quot;)" office:value-type="string" office:string-value="\tcp10" calcext:value-type="string">
            <text:p>\tcp10</text:p>
          </table:table-cell>
          <table:table-cell table:formula="of:=IF(AND(ISNUMBER([.N12]); ISNUMBER([.M12])); [.M12] * [.N12] / [.$Y12]; &quot;-&quot;)" office:value-type="float" office:value="0.551470588235294" calcext:value-type="float">
            <text:p>0.55</text:p>
          </table:table-cell>
          <table:table-cell table:formula="of:= IF(ISNUMBER([.Q12]); [.Q12] / [.Q$19]; &quot;&quot;)" office:value-type="float" office:value="0.0997058823529412" calcext:value-type="float">
            <text:p>0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12] * 100; -1))" office:value-type="string" office:string-value="\tcp60" calcext:value-type="string">
            <text:p>\tcp60</text:p>
          </table:table-cell>
          <table:table-cell table:formula="of:=[.T12]/[.$Y12]" office:value-type="float" office:value="15.3186274509804" calcext:value-type="float">
            <text:p>15.3</text:p>
          </table:table-cell>
          <table:table-cell table:formula="of:= [.V12] / [.V$19]" office:value-type="float" office:value="0.595588235294118" calcext:value-type="float">
            <text:p>0.6</text:p>
          </table:table-cell>
          <table:table-cell/>
          <table:table-cell office:value-type="float" office:value="6.528" calcext:value-type="float">
            <text:p>6.53</text:p>
          </table:table-cell>
        </table:table-row>
        <table:table-row table:style-name="ro1">
          <table:table-cell/>
          <table:table-cell office:value-type="string" calcext:value-type="string">
            <text:p>r5d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3] * 100; -1))" office:value-type="string" office:string-value="\tcp60" calcext:value-type="string">
            <text:p>\tcp60</text:p>
          </table:table-cell>
          <table:table-cell table:formula="of:=[.C13]/[.$Y13]" office:value-type="float" office:value="13.8888888888889" calcext:value-type="float">
            <text:p>13.9</text:p>
          </table:table-cell>
          <table:table-cell table:formula="of:= [.E13] / [.E$19]" office:value-type="float" office:value="0.590277777777778" calcext:value-type="float">
            <text:p>0.6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&quot;; ROUND([.K13] * 100; -1))" office:value-type="string" office:string-value="\tcp80" calcext:value-type="string">
            <text:p>\tcp80</text:p>
          </table:table-cell>
          <table:table-cell table:formula="of:=[.H13]/[.$Y13]" office:value-type="float" office:value="111.111111111111" calcext:value-type="float">
            <text:p>111.1</text:p>
          </table:table-cell>
          <table:table-cell table:formula="of:= [.J13] / [.J$19]" office:value-type="float" office:value="0.759562841530054" calcext:value-type="float">
            <text:p>0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N13]); CONCATENATE([.M13]; &quot;\texttimes&quot;; ROUND([.N13]; 1)); &quot;-&quot;)" office:value-type="string" office:string-value="4\texttimes0.9" calcext:value-type="string">
            <text:p>4\texttimes0.9</text:p>
          </table:table-cell>
          <table:table-cell table:formula="of:=IF(ISNUMBER([.R13]); CONCATENATE(&quot;\tcp&quot;; ROUND([.R13] * 100; -1)); &quot;\tcpi&quot;)" office:value-type="string" office:string-value="\tcp10" calcext:value-type="string">
            <text:p>\tcp10</text:p>
          </table:table-cell>
          <table:table-cell table:formula="of:=IF(AND(ISNUMBER([.N13]); ISNUMBER([.M13])); [.M13] * [.N13] / [.$Y13]; &quot;-&quot;)" office:value-type="float" office:value="0.520833333333333" calcext:value-type="float">
            <text:p>0.52</text:p>
          </table:table-cell>
          <table:table-cell table:formula="of:= IF(ISNUMBER([.Q13]); [.Q13] / [.Q$19]; &quot;&quot;)" office:value-type="float" office:value="0.0941666666666667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13] * 100; -1))" office:value-type="string" office:string-value="\tcp10" calcext:value-type="string">
            <text:p>\tcp10</text:p>
          </table:table-cell>
          <table:table-cell table:formula="of:=[.T13]/[.$Y13]" office:value-type="float" office:value="3.61689814814815" calcext:value-type="float">
            <text:p>3.6</text:p>
          </table:table-cell>
          <table:table-cell table:formula="of:= [.V13] / [.V$19]" office:value-type="float" office:value="0.140625" calcext:value-type="float">
            <text:p>0.1</text:p>
          </table:table-cell>
          <table:table-cell/>
          <table:table-cell office:value-type="float" office:value="6.912" calcext:value-type="float">
            <text:p>6.91</text:p>
          </table:table-cell>
        </table:table-row>
        <table:table-row table:style-name="ro1">
          <table:table-cell/>
          <table:table-cell office:value-type="string" calcext:value-type="string">
            <text:p>r5n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4] * 100; -1))" office:value-type="string" office:string-value="\tcp60" calcext:value-type="string">
            <text:p>\tcp60</text:p>
          </table:table-cell>
          <table:table-cell table:formula="of:=[.C14]/[.$Y14]" office:value-type="float" office:value="13.4228187919463" calcext:value-type="float">
            <text:p>13.4</text:p>
          </table:table-cell>
          <table:table-cell table:formula="of:= [.E14] / [.E$19]" office:value-type="float" office:value="0.570469798657717" calcext:value-type="float">
            <text:p>0.6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&quot;; ROUND([.K14] * 100; -1))" office:value-type="string" office:string-value="\tcp70" calcext:value-type="string">
            <text:p>\tcp70</text:p>
          </table:table-cell>
          <table:table-cell table:formula="of:=[.H14]/[.$Y14]" office:value-type="float" office:value="107.38255033557" calcext:value-type="float">
            <text:p>107.4</text:p>
          </table:table-cell>
          <table:table-cell table:formula="of:= [.J14] / [.J$19]" office:value-type="float" office:value="0.734074155572668" calcext:value-type="float">
            <text:p>0.7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N14]); CONCATENATE([.M14]; &quot;\texttimes&quot;; ROUND([.N14]; 1)); &quot;-&quot;)" office:value-type="string" office:string-value="-" calcext:value-type="string">
            <text:p>-</text:p>
          </table:table-cell>
          <table:table-cell table:formula="of:=IF(ISNUMBER([.R14]); CONCATENATE(&quot;\tcp&quot;; ROUND([.R14] * 100; -1)); &quot;\tcpi&quot;)" office:value-type="string" office:string-value="\tcpi" calcext:value-type="string">
            <text:p>\tcpi</text:p>
          </table:table-cell>
          <table:table-cell table:formula="of:=IF(AND(ISNUMBER([.N14]); ISNUMBER([.M14])); [.M14] * [.N14] / [.$Y14]; &quot;-&quot;)" office:value-type="string" office:string-value="-" calcext:value-type="string">
            <text:p>-</text:p>
          </table:table-cell>
          <table:table-cell table:formula="of:= IF(ISNUMBER([.Q14]); [.Q14] / [.Q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14] * 100; -1))" office:value-type="string" office:string-value="\tcp50" calcext:value-type="string">
            <text:p>\tcp50</text:p>
          </table:table-cell>
          <table:table-cell table:formula="of:=[.T14]/[.$Y14]" office:value-type="float" office:value="13.9821029082774" calcext:value-type="float">
            <text:p>14.0</text:p>
          </table:table-cell>
          <table:table-cell table:formula="of:= [.V14] / [.V$19]" office:value-type="float" office:value="0.543624161073825" calcext:value-type="float">
            <text:p>0.5</text:p>
          </table:table-cell>
          <table:table-cell/>
          <table:table-cell office:value-type="float" office:value="7.152" calcext:value-type="float">
            <text:p>7.15</text:p>
          </table:table-cell>
        </table:table-row>
        <table:table-row table:style-name="ro1">
          <table:table-cell/>
          <table:table-cell office:value-type="string" calcext:value-type="string">
            <text:p>r5dn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5] * 100; -1))" office:value-type="string" office:string-value="\tcp50" calcext:value-type="string">
            <text:p>\tcp50</text:p>
          </table:table-cell>
          <table:table-cell table:formula="of:=[.C15]/[.$Y15]" office:value-type="float" office:value="11.9760479041916" calcext:value-type="float">
            <text:p>12.0</text:p>
          </table:table-cell>
          <table:table-cell table:formula="of:= [.E15] / [.E$19]" office:value-type="float" office:value="0.508982035928143" calcext:value-type="float">
            <text:p>0.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&quot;; ROUND([.K15] * 100; -1))" office:value-type="string" office:string-value="\tcp70" calcext:value-type="string">
            <text:p>\tcp70</text:p>
          </table:table-cell>
          <table:table-cell table:formula="of:=[.H15]/[.$Y15]" office:value-type="float" office:value="95.8083832335329" calcext:value-type="float">
            <text:p>95.8</text:p>
          </table:table-cell>
          <table:table-cell table:formula="of:= [.J15] / [.J$19]" office:value-type="float" office:value="0.654952390301365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N15]); CONCATENATE([.M15]; &quot;\texttimes&quot;; ROUND([.N15]; 1)); &quot;-&quot;)" office:value-type="string" office:string-value="4\texttimes0.9" calcext:value-type="string">
            <text:p>4\texttimes0.9</text:p>
          </table:table-cell>
          <table:table-cell table:formula="of:=IF(ISNUMBER([.R15]); CONCATENATE(&quot;\tcp&quot;; ROUND([.R15] * 100; -1)); &quot;\tcpi&quot;)" office:value-type="string" office:string-value="\tcp10" calcext:value-type="string">
            <text:p>\tcp10</text:p>
          </table:table-cell>
          <table:table-cell table:formula="of:=IF(AND(ISNUMBER([.N15]); ISNUMBER([.M15])); [.M15] * [.N15] / [.$Y15]; &quot;-&quot;)" office:value-type="float" office:value="0.449101796407186" calcext:value-type="float">
            <text:p>0.45</text:p>
          </table:table-cell>
          <table:table-cell table:formula="of:= IF(ISNUMBER([.Q15]); [.Q15] / [.Q$19]; &quot;&quot;)" office:value-type="float" office:value="0.0811976047904193" calcext:value-type="float">
            <text:p>0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15] * 100; -1))" office:value-type="string" office:string-value="\tcp50" calcext:value-type="string">
            <text:p>\tcp50</text:p>
          </table:table-cell>
          <table:table-cell table:formula="of:=[.T15]/[.$Y15]" office:value-type="float" office:value="12.4750499001996" calcext:value-type="float">
            <text:p>12.5</text:p>
          </table:table-cell>
          <table:table-cell table:formula="of:= [.V15] / [.V$19]" office:value-type="float" office:value="0.48502994011976" calcext:value-type="float">
            <text:p>0.5</text:p>
          </table:table-cell>
          <table:table-cell/>
          <table:table-cell office:value-type="float" office:value="8.016" calcext:value-type="float">
            <text:p>8.02</text:p>
          </table:table-cell>
        </table:table-row>
        <table:table-row table:style-name="ro1">
          <table:table-cell/>
          <table:table-cell office:value-type="string" calcext:value-type="string">
            <text:p>i3en.24</text:p>
          </table:table-cell>
          <table:table-cell office:value-type="float" office:value="96" calcext:value-type="float">
            <text:p>96</text:p>
          </table:table-cell>
          <table:table-cell table:formula="of:=CONCATENATE(&quot;\tcp&quot;; ROUND([.F16] * 100; -1))" office:value-type="string" office:string-value="\tcp40" calcext:value-type="string">
            <text:p>\tcp40</text:p>
          </table:table-cell>
          <table:table-cell table:formula="of:=[.C16]/[.$Y16]" office:value-type="float" office:value="8.84955752212389" calcext:value-type="float">
            <text:p>8.8</text:p>
          </table:table-cell>
          <table:table-cell table:formula="of:= [.E16] / [.E$19]" office:value-type="float" office:value="0.376106194690265" calcext:value-type="float">
            <text:p>0.4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&quot;; ROUND([.K16] * 100; -1))" office:value-type="string" office:string-value="\tcp50" calcext:value-type="string">
            <text:p>\tcp50</text:p>
          </table:table-cell>
          <table:table-cell table:formula="of:=[.H16]/[.$Y16]" office:value-type="float" office:value="70.7964601769911" calcext:value-type="float">
            <text:p>70.8</text:p>
          </table:table-cell>
          <table:table-cell table:formula="of:= [.J16] / [.J$19]" office:value-type="float" office:value="0.483969244160743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formula="of:=IF(ISNUMBER([.N16]); CONCATENATE([.M16]; &quot;\texttimes&quot;; ROUND([.N16]; 1)); &quot;-&quot;)" office:value-type="string" office:string-value="8\texttimes7.5" calcext:value-type="string">
            <text:p>8\texttimes7.5</text:p>
          </table:table-cell>
          <table:table-cell table:formula="of:=IF(ISNUMBER([.R16]); CONCATENATE(&quot;\tcp&quot;; ROUND([.R16] * 100; -1)); &quot;\tcpi&quot;)" office:value-type="string" office:string-value="\tcp100" calcext:value-type="string">
            <text:p>\tcp100</text:p>
          </table:table-cell>
          <table:table-cell table:formula="of:=IF(AND(ISNUMBER([.N16]); ISNUMBER([.M16])); [.M16] * [.N16] / [.$Y16]; &quot;-&quot;)" office:value-type="float" office:value="5.53097345132743" calcext:value-type="float">
            <text:p>5.53</text:p>
          </table:table-cell>
          <table:table-cell table:formula="of:= IF(ISNUMBER([.Q16]); [.Q16] / [.Q$19]; &quot;&quot;)" office:value-type="float" office:value="1" calcext:value-type="float">
            <text:p>1.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&quot;; ROUND([.W16] * 100; -1))" office:value-type="string" office:string-value="\tcp40" calcext:value-type="string">
            <text:p>\tcp40</text:p>
          </table:table-cell>
          <table:table-cell table:formula="of:=[.T16]/[.$Y16]" office:value-type="float" office:value="9.21828908554572" calcext:value-type="float">
            <text:p>9.2</text:p>
          </table:table-cell>
          <table:table-cell table:formula="of:= [.V16] / [.V$19]" office:value-type="float" office:value="0.358407079646018" calcext:value-type="float">
            <text:p>0.4</text:p>
          </table:table-cell>
          <table:table-cell/>
          <table:table-cell office:value-type="float" office:value="10.848" calcext:value-type="float">
            <text:p>10.85</text:p>
          </table:table-cell>
        </table:table-row>
        <table:table-row table:style-name="ro1">
          <table:table-cell/>
          <table:table-cell office:value-type="string" calcext:value-type="string">
            <text:p>x1e.32</text:p>
          </table:table-cell>
          <table:table-cell office:value-type="float" office:value="128" calcext:value-type="float">
            <text:p>128</text:p>
          </table:table-cell>
          <table:table-cell table:formula="of:=CONCATENATE(&quot;\tcp&quot;; ROUND([.F17] * 100; -1))" office:value-type="string" office:string-value="\tcp20" calcext:value-type="string">
            <text:p>\tcp20</text:p>
          </table:table-cell>
          <table:table-cell table:formula="of:=[.C17]/[.$Y17]" office:value-type="float" office:value="4.79616306954437" calcext:value-type="float">
            <text:p>4.8</text:p>
          </table:table-cell>
          <table:table-cell table:formula="of:= [.E17] / [.E$19]" office:value-type="float" office:value="0.203836930455636" calcext:value-type="float">
            <text:p>0.2</text:p>
          </table:table-cell>
          <table:table-cell/>
          <table:table-cell office:value-type="float" office:value="3904" calcext:value-type="float">
            <text:p>3904</text:p>
          </table:table-cell>
          <table:table-cell table:formula="of:=CONCATENATE(&quot;\tcp&quot;; ROUND([.K17] * 100; -1))" office:value-type="string" office:string-value="\tcp100" calcext:value-type="string">
            <text:p>\tcp100</text:p>
          </table:table-cell>
          <table:table-cell table:formula="of:=[.H17]/[.$Y17]" office:value-type="float" office:value="146.282973621103" calcext:value-type="float">
            <text:p>146.3</text:p>
          </table:table-cell>
          <table:table-cell table:formula="of:= [.J17] / [.J$19]"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</text:p>
          </table:table-cell>
          <table:table-cell table:formula="of:=IF(ISNUMBER([.N17]); CONCATENATE([.M17]; &quot;\texttimes&quot;; ROUND([.N17]; 1)); &quot;-&quot;)" office:value-type="string" office:string-value="2\texttimes1.9" calcext:value-type="string">
            <text:p>2\texttimes1.9</text:p>
          </table:table-cell>
          <table:table-cell table:formula="of:=IF(ISNUMBER([.R17]); CONCATENATE(&quot;\tcp&quot;; ROUND([.R17] * 100; -1)); &quot;\tcpi&quot;)" office:value-type="string" office:string-value="\tcp0" calcext:value-type="string">
            <text:p>\tcp0</text:p>
          </table:table-cell>
          <table:table-cell table:formula="of:=IF(AND(ISNUMBER([.N17]); ISNUMBER([.M17])); [.M17] * [.N17] / [.$Y17]; &quot;-&quot;)" office:value-type="float" office:value="0.143884892086331" calcext:value-type="float">
            <text:p>0.14</text:p>
          </table:table-cell>
          <table:table-cell table:formula="of:= IF(ISNUMBER([.Q17]); [.Q17] / [.Q$19]; &quot;&quot;)" office:value-type="float" office:value="0.0260143884892087" calcext:value-type="float">
            <text:p>0.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&quot;; ROUND([.W17] * 100; -1))" office:value-type="string" office:string-value="\tcp0" calcext:value-type="string">
            <text:p>\tcp0</text:p>
          </table:table-cell>
          <table:table-cell table:formula="of:=[.T17]/[.$Y17]" office:value-type="float" office:value="0.936750599520384" calcext:value-type="float">
            <text:p>0.9</text:p>
          </table:table-cell>
          <table:table-cell table:formula="of:= [.V17] / [.V$19]" office:value-type="float" office:value="0.0364208633093525" calcext:value-type="float">
            <text:p>0.0</text:p>
          </table:table-cell>
          <table:table-cell/>
          <table:table-cell office:value-type="float" office:value="26.688" calcext:value-type="float">
            <text:p>26.6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formula="of:= MAX([.E$3:.E$17])" office:value-type="float" office:value="23.5294117647059" calcext:value-type="float">
            <text:p>23.5294117647059</text:p>
          </table:table-cell>
          <table:table-cell table:style-name="Default" table:number-columns-repeated="2"/>
          <table:table-cell table:number-columns-repeated="2"/>
          <table:table-cell table:style-name="Default" table:formula="of:= MAX([.J$3:.J$17])" office:value-type="float" office:value="146.282973621103" calcext:value-type="float">
            <text:p>146.28297362110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formula="of:= MAX([.Q$3:.Q$17])" office:value-type="float" office:value="5.53097345132743" calcext:value-type="float">
            <text:p>5.53097345132743</text:p>
          </table:table-cell>
          <table:table-cell table:style-name="Default" table:number-columns-repeated="2"/>
          <table:table-cell table:number-columns-repeated="2"/>
          <table:table-cell table:style-name="Default" table:formula="of:= MAX([.V$3:.V$17])" office:value-type="float" office:value="25.7201646090535" calcext:value-type="float">
            <text:p>25.7201646090535</text:p>
          </table:table-cell>
          <table:table-cell table:style-name="Default" table:number-columns-repeated="3"/>
        </table:table-row>
        <table:table-row table:style-name="ro1" table:number-rows-repeated="7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enerated Comparison Link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formula="of:=CONCATENATE(&quot;https://ec2instances.info/?region=us-east-1&amp;compare_on=true&amp;selected=&quot;; COM.MICROSOFT.TEXTJOIN(&quot;xlarge,&quot;;1;[.B3:.B17]); &quot;xlarge&quot;)" office:value-type="string" office:string-value="https://ec2instances.info/?region=us-east-1&amp;compare_on=true&amp;selected=c5n.18xlarge,c5.24xlarge,z1d.12xlarge,c5d.24xlarge,m5.24xlarge,i3.16xlarge,m5d.24xlarge,m5n.24xlarge,r5.24xlarge,m5dn.24xlarge,r5d.24xlarge,r5n.24xlarge,r5dn.24xlarge,i3en.24xlarge,x1e.32xlarge" calcext:value-type="string">
            <text:p>https://ec2instances.info/?region=us-east-1&amp;compare_on=true&amp;selected=c5n.18xlarge,c5.24xlarge,z1d.12xlarge,c5d.24xlarge,m5.24xlarge,i3.16xlarge,m5d.24xlarge,m5n.24xlarge,r5.24xlarge,m5dn.24xlarge,r5d.24xlarge,r5n.24xlarge,r5dn.24xlarge,i3en.24xlarge,x1e.32xlarge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0:07:17.92400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09:04:21.431630856</meta:creation-date>
    <dc:date>2020-08-20T10:30:19.434132356</dc:date>
    <meta:editing-duration>PT42M8S</meta:editing-duration>
    <meta:editing-cycles>15</meta:editing-cycles>
    <meta:generator>LibreOffice/6.4.4.2$Linux_X86_64 LibreOffice_project/40$Build-2</meta:generator>
    <meta:document-statistic meta:table-count="1" meta:cell-count="319" meta:object-count="0"/>
  </office:meta>
</office:document-meta>
</file>